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onstantsAndGlobals.xml" manifest:media-type="text/xml"/>
  <manifest:file-entry manifest:full-path="Basic/Standard/ItemManager.xml" manifest:media-type="text/xml"/>
  <manifest:file-entry manifest:full-path="Basic/Standard/SolverManager.xml" manifest:media-type="text/xml"/>
  <manifest:file-entry manifest:full-path="Basic/Standard/Util.xml" manifest:media-type="text/xml"/>
  <manifest:file-entry manifest:full-path="Basic/Standard/ListManager.xml" manifest:media-type="text/xml"/>
  <manifest:file-entry manifest:full-path="Basic/Standard/KilnManager.xml" manifest:media-type="text/xml"/>
  <manifest:file-entry manifest:full-path="Basic/Standard/FileManager.xml" manifest:media-type="text/xml"/>
  <manifest:file-entry manifest:full-path="Basic/Standard/CellButton.xml" manifest:media-type="text/xml"/>
  <manifest:file-entry manifest:full-path="Basic/Standard/ExecuteClickAction.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Pictures/100000010000003900000039F16260743D923073.png" manifest:media-type="image/png"/>
  <manifest:file-entry manifest:full-path="Pictures/10000001000000390000003927EF32C06AD0E6F3.png" manifest:media-type="image/png"/>
  <manifest:file-entry manifest:full-path="Pictures/10000001000000390000003978E62A8C2FE60963.png" manifest:media-type="image/png"/>
  <manifest:file-entry manifest:full-path="Pictures/100000010000003900000039DD070BC10933C010.png" manifest:media-type="image/png"/>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officeooo="http://openoffice.org/2009/office"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2.805cm"/>
    </style:style>
    <style:style style:name="co13" style:family="table-column">
      <style:table-column-properties fo:break-before="auto" style:column-width="1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1.796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6" style:family="table-cell" style:parent-style-name="Status" style:data-style-name="N100">
      <style:table-cell-properties fo:background-color="#4781ad"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4" style:family="table-cell" style:parent-style-name="Status" style:data-style-name="N1">
      <style:table-cell-properties fo:background-color="#98c2e2" style:cell-protect="none" style:print-content="true" style:text-align-source="fix" style:repeat-content="false" fo:wrap-option="wrap" fo:border="0.74pt solid #ffffff" style:shrink-to-fit="true" style:vertical-align="middle"/>
      <style:paragraph-properties fo:text-align="center" fo:margin-left="0cm"/>
      <style:text-properties fo:color="#ffffff" style:font-name="Arial" fo:font-size="12pt" fo:language="none" fo:country="none" fo:font-weight="normal" style:font-name-asian="Arial1" style:font-size-asian="11pt" style:font-weight-asian="normal" style:font-name-complex="Arial2" style:font-size-complex="11pt" style:font-weight-complex="normal"/>
    </style:style>
    <style:style style:name="ce15" style:family="table-cell" style:parent-style-name="Status" style:data-style-name="N100">
      <style:table-cell-properties fo:background-color="#98c2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6"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0"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3" style:family="table-cell" style:parent-style-name="Status"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5" style:family="table-cell" style:parent-style-name="Status"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1" style:family="table-cell" style:parent-style-name="Status"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22" style:family="table-cell" style:parent-style-name="Status" style:data-style-name="N100">
      <style:table-cell-properties fo:background-color="#b4c7dc" style:cell-protect="none" style:print-content="true" fo:border="0.74pt solid #ffffff" style:vertical-align="middle"/>
      <style:text-properties fo:color="#ffffff" fo:font-size="12pt" fo:font-weight="normal" style:font-weight-asian="normal" style:font-weight-complex="normal"/>
    </style:style>
    <style:style style:name="ce28" style:family="table-cell" style:parent-style-name="Default"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4" style:family="table-cell" style:parent-style-name="Default" style:data-style-name="N100">
      <style:table-cell-properties fo:background-color="#b5bfca" style:cell-protect="none" style:print-content="true" fo:border="0.74pt solid #ffffff" style:vertical-align="middle"/>
      <style:text-properties fo:font-weight="normal" style:font-weight-asian="normal" style:font-weight-complex="normal"/>
    </style:style>
    <style:style style:name="ce31" style:family="table-cell" style:parent-style-name="Default"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9" style:family="table-cell" style:parent-style-name="Default"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34"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32"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5" style:family="table-cell" style:parent-style-name="Default">
      <style:table-cell-properties style:cell-protect="protected" style:print-content="true"/>
      <style:text-properties fo:font-weight="normal" style:font-weight-asian="normal" style:font-weight-complex="normal"/>
    </style:style>
    <style:style style:name="ce36"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normal" style:font-weight-asian="normal" style:font-weight-complex="normal"/>
    </style:style>
    <style:style style:name="ce40" style:family="table-cell" style:parent-style-name="Status" style:data-style-name="N100">
      <style:table-cell-properties fo:background-color="#ee6646"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42" style:family="table-cell" style:parent-style-name="Default" style:data-style-name="N100"/>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Configuração de Peças Com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 de Peças atual em arquivo separado da aplicação"/>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Lista de Peças que foi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Tud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Lista de Configurações Salv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uma Lista salv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option form:label="Forno:  Comprimento = 100, Largura = 100, Altura = 300" form:current-selected="true"/>
            </form:listbox>
            <form:button form:name="botaoEditarForno" form:control-implementation="ooo:com.sun.star.form.component.CommandButton" xml:id="control13" form:id="control13" form:label="Habilitar Botões de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obrescrever a Última Config. Usad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configuração atual sobrescrevendo a última aberta ou salva"/>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3"/>
          <table:table-cell table:style-name="ce2" office:value-type="string" calcext:value-type="string">
            <text:p>Largura (cm):</text:p>
          </table:table-cell>
          <table:table-cell table:style-name="ce28"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28" table:number-columns-spanned="3" table:number-rows-spanned="1"/>
          <table:covered-table-cell/>
          <table:covered-table-cell table:style-name="ce36"/>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3" table:number-columns-spanned="9" table:number-rows-spanned="1"/>
          <table:covered-table-cell table:style-name="ce21"/>
          <table:covered-table-cell table:number-columns-repeated="7" table:style-name="ce24"/>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11"/>
          <table:table-cell table:style-name="ce14" table:number-columns-spanned="2" table:number-rows-spanned="1"/>
          <table:covered-table-cell table:style-name="ce16"/>
          <table:table-cell/>
          <table:table-cell office:value-type="string" calcext:value-type="string" table:number-columns-spanned="11" table:number-rows-spanned="1">
            <text:p>Forno: <text:s/>Comprimento = 100, Largura = 100, Altura = 300</text:p>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1">
            <text:p>Comprimento (cm):</text:p>
          </table:table-cell>
          <table:covered-table-cell/>
          <table:table-cell table:style-name="ce25" office:value-type="string" calcext:value-type="string">
            <text:p>100</text:p>
          </table:table-cell>
          <table:table-cell table:style-name="ce2" office:value-type="string" calcext:value-type="string">
            <text:p>Largura (cm):</text:p>
          </table:table-cell>
          <table:table-cell table:style-name="ce31" office:value-type="string" calcext:value-type="string" table:number-columns-spanned="2" table:number-rows-spanned="1">
            <text:p>100</text:p>
          </table:table-cell>
          <table:covered-table-cell table:style-name="ce29"/>
          <table:table-cell table:style-name="ce2" office:value-type="string" calcext:value-type="string" table:number-columns-spanned="2" table:number-rows-spanned="1">
            <text:p>Altura (cm):</text:p>
          </table:table-cell>
          <table:covered-table-cell/>
          <table:table-cell table:style-name="ce31" office:value-type="string" calcext:value-type="string" table:number-columns-spanned="3" table:number-rows-spanned="1">
            <text:p>300</text:p>
          </table:table-cell>
          <table:covered-table-cell table:style-name="ce35"/>
          <table:covered-table-cell table:style-name="ce36"/>
          <table:table-cell table:number-columns-repeated="1008"/>
        </table:table-row>
        <table:table-row table:style-name="ro1">
          <table:table-cell table:style-name="ce6" office:value-type="string" calcext:value-type="string" table:number-columns-spanned="2" table:number-rows-spanned="1">
            <text:p>Diâmetro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5" office:value-type="string" calcext:value-type="string" table:number-columns-spanned="9" table:number-rows-spanned="1">
            <text:p>15 10</text:p>
          </table:table-cell>
          <table:covered-table-cell table:number-columns-repeated="4" table:style-name="ce22"/>
          <table:covered-table-cell table:number-columns-repeated="4" table:style-name="ce32"/>
          <table:table-cell table:number-columns-repeated="1008"/>
        </table:table-row>
        <table:table-row table:style-name="ro1">
          <table:table-cell table:style-name="ce6" table:number-columns-spanned="2" table:number-rows-spanned="1"/>
          <table:covered-table-cell table:style-name="ce11"/>
          <table:table-cell table:style-name="ce12" table:number-columns-spanned="2" table:number-rows-spanned="1"/>
          <table:covered-table-cell table:style-name="ce11"/>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3.805cm" svg:height="0.899cm" svg:x="0cm" svg:y="0cm" draw:control="control15"/>
          </table:table-cell>
          <table:covered-table-cell table:style-name="ce9"/>
          <table:table-cell table:style-name="ce9" table:number-columns-spanned="3" table:number-rows-spanned="1">
            <draw:control table:end-cell-address="Forno.P9" table:end-x="1.795cm" table:end-y="0.899cm" draw:z-index="15" draw:name="Controle 15" draw:style-name="gr6" draw:text-style-name="P2" svg:width="4.296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cm" table:end-y="0.9cm" draw:z-index="19" draw:name="Controle 19" draw:style-name="gr7" draw:text-style-name="P2" svg:width="3.944cm" svg:height="0.9cm" svg:x="0cm" svg:y="0cm" draw:control="control20"/>
          </table:table-cell>
          <table:covered-table-cell/>
          <table:table-cell table:style-name="ce34">
            <draw:control draw:z-index="10" draw:name="Controle 10" draw:style-name="gr4" draw:text-style-name="P2" svg:width="2.804cm" svg:height="0.9cm" svg:x="0cm" svg:y="0cm" draw:control="control9"/>
          </table:table-cell>
          <table:table-cell table:style-name="ce34" table:number-columns-spanned="4" table:number-rows-spanned="1">
            <draw:control draw:z-index="16" draw:name="Controle 16" draw:style-name="gr5" draw:text-style-name="P2" svg:width="5.297cm" svg:height="0.9cm" svg:x="0cm" svg:y="0cm" draw:control="control17"/>
          </table:table-cell>
          <table:covered-table-cell table:number-columns-repeated="3" table:style-name="ce34"/>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0"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0"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0"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0"/>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0" office:value-type="string" calcext:value-type="string">
            <text:p>Quantidade</text:p>
          </table:covered-table-cell>
          <table:covered-table-cell table:style-name="ce20"/>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table-cell table:style-name="ce12" office:value-type="string" calcext:value-type="string">
            <text:p>Triângulo</text:p>
          </table:table-cell>
          <table:table-cell table:style-name="ce12" office:value-type="string" calcext:value-type="string" table:number-columns-spanned="3" table:number-rows-spanned="1">
            <text:p>Testando 8</text:p>
          </table:table-cell>
          <table:covered-table-cell table:number-columns-repeated="2" table:style-name="ce12"/>
          <table:table-cell table:style-name="ce12" office:value-type="string" calcext:value-type="string">
            <text:p>3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0</text:p>
          </table:table-cell>
          <table:covered-table-cell table:number-columns-repeated="2" table:style-name="ce15"/>
          <table:table-cell table:style-name="ce40" office:value-type="string" calcext:value-type="string">
            <text:p>X</text:p>
          </table:table-cell>
          <table:table-cell table:number-columns-repeated="1008"/>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table-cell table:style-name="ce12" office:value-type="string" calcext:value-type="string">
            <text:p>Retângulo</text:p>
          </table:table-cell>
          <table:table-cell table:style-name="ce12" office:value-type="string" calcext:value-type="string" table:number-columns-spanned="3" table:number-rows-spanned="1">
            <text:p>Testando 7</text:p>
          </table:table-cell>
          <table:covered-table-cell table:number-columns-repeated="2" table:style-name="ce12"/>
          <table:table-cell table:style-name="ce12" office:value-type="string" calcext:value-type="string">
            <text:p>5</text:p>
          </table:table-cell>
          <table:table-cell table:number-columns-repeated="2" table:style-name="ce12" office:value-type="string" calcext:value-type="string">
            <text:p>10</text:p>
          </table:table-cell>
          <table:table-cell table:style-name="ce15" office:value-type="string" calcext:value-type="string" table:number-columns-spanned="3" table:number-rows-spanned="1">
            <text:p>20</text:p>
          </table:table-cell>
          <table:covered-table-cell table:number-columns-repeated="2" table:style-name="ce15"/>
          <table:table-cell table:style-name="ce40" office:value-type="string" calcext:value-type="string">
            <text:p>X</text:p>
          </table:table-cell>
          <table:table-cell table:number-columns-repeated="1008"/>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table-cell table:style-name="ce12" office:value-type="string" calcext:value-type="string">
            <text:p>Quadrado</text:p>
          </table:table-cell>
          <table:table-cell table:style-name="ce12" office:value-type="string" calcext:value-type="string" table:number-columns-spanned="3" table:number-rows-spanned="1">
            <text:p>Testando 6</text:p>
          </table:table-cell>
          <table:covered-table-cell table:number-columns-repeated="2" table:style-name="ce12"/>
          <table:table-cell table:style-name="ce12" office:value-type="string" calcext:value-type="string">
            <text:p>15</text:p>
          </table:table-cell>
          <table:table-cell table:style-name="ce12" office:value-type="string" calcext:value-type="string">
            <text:p>10</text:p>
          </table:table-cell>
          <table:table-cell table:style-name="ce12"/>
          <table:table-cell table:style-name="ce15" office:value-type="string" calcext:value-type="string" table:number-columns-spanned="3" table:number-rows-spanned="1">
            <text:p>0</text:p>
          </table:table-cell>
          <table:covered-table-cell table:number-columns-repeated="2" table:style-name="ce15"/>
          <table:table-cell table:style-name="ce40" office:value-type="string" calcext:value-type="string">
            <text:p>X</text:p>
          </table:table-cell>
          <table:table-cell table:number-columns-repeated="1008"/>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table-cell table:style-name="ce12" office:value-type="string" calcext:value-type="string">
            <text:p>Círculo</text:p>
          </table:table-cell>
          <table:table-cell table:style-name="ce12" office:value-type="string" calcext:value-type="string" table:number-columns-spanned="3" table:number-rows-spanned="1">
            <text:p>Testando 5</text:p>
          </table:table-cell>
          <table:covered-table-cell table:number-columns-repeated="2" table:style-name="ce12"/>
          <table:table-cell table:number-columns-repeated="2" table:style-name="ce12" office:value-type="string" calcext:value-type="string">
            <text:p>15</text:p>
          </table:table-cell>
          <table:table-cell table:style-name="ce12"/>
          <table:table-cell table:style-name="ce15" office:value-type="string" calcext:value-type="string" table:number-columns-spanned="3" table:number-rows-spanned="1">
            <text:p>10</text:p>
          </table:table-cell>
          <table:covered-table-cell table:number-columns-repeated="2" table:style-name="ce15"/>
          <table:table-cell table:style-name="ce40"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table-cell table:style-name="ce12" office:value-type="string" calcext:value-type="string">
            <text:p>Triângulo</text:p>
          </table:table-cell>
          <table:table-cell table:style-name="ce12" office:value-type="string" calcext:value-type="string" table:number-columns-spanned="3" table:number-rows-spanned="1">
            <text:p>Testando 4</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30</text:p>
          </table:table-cell>
          <table:covered-table-cell table:number-columns-repeated="2" table:style-name="ce15"/>
          <table:table-cell table:style-name="ce40"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table-cell table:style-name="ce12" office:value-type="string" calcext:value-type="string">
            <text:p>Retângulo</text:p>
          </table:table-cell>
          <table:table-cell table:style-name="ce12" office:value-type="string" calcext:value-type="string" table:number-columns-spanned="3" table:number-rows-spanned="1">
            <text:p>Testando 3</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30</text:p>
          </table:table-cell>
          <table:covered-table-cell table:number-columns-repeated="2" table:style-name="ce15"/>
          <table:table-cell table:style-name="ce40" office:value-type="string" calcext:value-type="string">
            <text:p>X</text:p>
          </table:table-cell>
          <table:table-cell table:number-columns-repeated="1008"/>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table-cell table:style-name="ce12" office:value-type="string" calcext:value-type="string">
            <text:p>Quadrado</text:p>
          </table:table-cell>
          <table:table-cell table:style-name="ce12" office:value-type="string" calcext:value-type="string" table:number-columns-spanned="3" table:number-rows-spanned="1">
            <text:p>Testando 2</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30</text:p>
          </table:table-cell>
          <table:covered-table-cell table:number-columns-repeated="2" table:style-name="ce15"/>
          <table:table-cell table:style-name="ce40" office:value-type="string" calcext:value-type="string">
            <text:p>X</text:p>
          </table:table-cell>
          <table:table-cell table:number-columns-repeated="1008"/>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table-cell table:style-name="ce12" office:value-type="string" calcext:value-type="string">
            <text:p>Círculo</text:p>
          </table:table-cell>
          <table:table-cell table:style-name="ce12" office:value-type="string" calcext:value-type="string" table:number-columns-spanned="3" table:number-rows-spanned="1">
            <text:p>Testando 1</text:p>
          </table:table-cell>
          <table:covered-table-cell table:number-columns-repeated="2" table:style-name="ce12"/>
          <table:table-cell table:number-columns-repeated="2" table:style-name="ce12" office:value-type="string" calcext:value-type="string">
            <text:p>20</text:p>
          </table:table-cell>
          <table:table-cell table:style-name="ce12"/>
          <table:table-cell table:style-name="ce15" office:value-type="string" calcext:value-type="string" table:number-columns-spanned="3" table:number-rows-spanned="1">
            <text:p>30</text:p>
          </table:table-cell>
          <table:covered-table-cell table:number-columns-repeated="2" table:style-name="ce15"/>
          <table:table-cell table:style-name="ce40" office:value-type="string" calcext:value-type="string">
            <text:p>X</text:p>
          </table:table-cell>
          <table:table-cell table:number-columns-repeated="1008"/>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table:table-column table:style-name="co17" table:default-cell-style-name="Default"/>
        <table:table-column table:style-name="co17" table:number-columns-repeated="5" table:default-cell-style-name="ce42"/>
        <table:table-row table:style-name="ro3">
          <table:table-cell office:value-type="string" calcext:value-type="string">
            <text:p>Forno: <text:s/>Comprimento = 100, Largura = 100, Altura = 300</text:p>
          </table:table-cell>
          <table:table-cell table:number-columns-repeated="2" office:value-type="string" calcext:value-type="string">
            <text:p>100</text:p>
          </table:table-cell>
          <table:table-cell office:value-type="string" calcext:value-type="string">
            <text:p>300</text:p>
          </table:table-cell>
          <table:table-cell office:value-type="string" calcext:value-type="string">
            <text:p>15</text:p>
          </table:table-cell>
          <table:table-cell office:value-type="string" calcext:value-type="string">
            <text:p>10</text:p>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1">00/00/0000</text:date>, <text:time style:data-style-name="N2" text:time-value="17:42:59.790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6:30:16.279187681</meta:creation-date>
    <meta:generator>LibreOffice/7.5.8.2$Windows_X86_64 LibreOffice_project/f718d63693263970429a68f568db6046aaa9df01</meta:generator>
    <dc:date>2023-12-11T19:16:43.364000000</dc:date>
    <meta:editing-duration>P4DT15H19M17S</meta:editing-duration>
    <meta:editing-cycles>6128</meta:editing-cycles>
    <meta:document-statistic meta:table-count="2" meta:cell-count="101" meta:object-count="21"/>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Global Const typeCircle = "Círculo"
Global Const typeSquare = "Quadrado"
Global Const typeRectangle = "Retângulo"
Global Const typeTriangle = "Triângulo"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FornosArmazenados"

Global Const solverExecutableName = "solve"

'
'Global Const defaultProtectSelection = "$Forno.$F$6"

'Sheet protection password
Global Const protectionPassword = "123456"


'Global Variables
Global nItems As Integer
Global lastListButtonIndex As Integer
'Global mousePressed As Boolean
'Global comboListOpen As Boolean

'Allow or block execution on a cell click
Global canChange As Boolean

'Execution controllers
Global changingKilnData As Boolean
Global solvingKilnProblem As Boolean
Global excludingRow As Boolean

'colors
Global editableBGColor As Long
Global nonEditableBGColor As Long
Global lableBGColor As Long
Global excludeBGColor As Long
Global redColor As Long
Global whiteColor As Long

'files
Global pathLastModifiedList As String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True)
Function ChangeKilnDataEnd()
	changingKilnData = False
End Function

'Return wheter a kiln is being editted or not
Function IsChangingKiln() As Boolean
	IsChangingKiln = changingKilnData
End Function


Function ExcludingRowStart() 
	excludingRow = True
End Function

Function ExcludingRowEnd()
	excludingRow = False
End Function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	mousePressed = False
'	comboListOpen = False

	'Set colors
	SetColors()
	
	'Set files paths variables
	pathLastModifiedList = ""
	
	canChange = True
	actionsAreBlocked = False
	excludingRow = False

	
	If (Not SheetExists(kilnSheetDBName)) Then
		CreateKilnSheet()
	EndIf
	
	'Count number of items	
	UpdateItemsCounters()
	
End Function


'Set the start values of the GUI
Function SetGUIData()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SetZeroAllItems()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Verify if piece amount is an integer value
Function VerifyValue(sourceCell As Object)
	
	'Get the cell where the first piece amount is stored
	firstAmountCell = GetFirstCellOfListHeader()
	While firstAmountCell.GetString() &lt;&gt; headerLableAmount
		firstAmountCell = GetCellSameRowNextColumn(firstAmountCell)
	WEnd
	firstAmountCell = GetCellNextRowSameColumn(firstAmountCell)

	'Get first cell amount column and Row
	fAmountColumn = GetCellColumnIndex(firstAmountCell)
	fAmountRow = GetCellRowIndex(firstAmount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fAmountRow And column = fAmountColumn) Then
			PrepareExecution()
			value = sourceCell.GetString()
	
			If Not IsIntegerNumber(value) Then
				If value &lt;&gt; "" Then
					InputMustBeANumberError(sourceCell)
				EndIf
				sourceCell.SetString("0")
			Else
				value = CInt(value)
				sourceCell.SetString(value)
				
			EndIf
			FinishExecution()
		EndIf
	Else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End Function

'Activate when cell is selected
Function LockCellSelection()

	If (Not CanExecuteAction()) Then
		Exit Function
	EndIf

	cellObj = ThisComponent.CurrentSelection
	'Verify if it is a cell or a range
	isRange = False
	cellName = Split(cellObj.AbsoluteName, ".")(1)
	cellSplittedName = Split(cellName, "$")
	If (UBound(cellSplittedName) &gt; 2) Then
		isRange = True
	EndIf
	
'	protected = cellObj.CellProtection.IsLocked
'	defaultSelectionCell = GetCellObjectByName(defaultProtectSelection)
	
	'if it is a cell
	If (Not isRange And canChange) Then
		'If the cell must act as a button, executes its action
		If (CellIsButton(cellObj)) Then
			canChange = False
			cellDst = GetCellSameRowNextColumn(cellObj)
			sheet = GetSheetByName(kilnNamePrefix)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kilnNamePrefix)
			'cellRange = sheet.getCellRangeByName(defaultSelectionCell.AbsoluteName)
			'controller = ThisComponent.GetCurrentController()
			'controller.Select(cellRange)
			'canChange = True
			
		EndIf
		canChange = True
	EndIf

End Function


'Verify if a cell must act as a button
Function CellIsButton(cell As Object) As Boolean
	'update pieces counter
	UpdateItemsCounters()
	
	On Error GoTo NotACell
		'Get cell row and column
		
		cName = cell.AbsoluteName
		
		If cName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update pieces counter
	UpdateItemsCounters()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		RemoveItemLine(cell)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Set current selection to button cell
	SetSelectionToButtonCell(buttonShape)
	
	'Get the cell where the button is
	buttonCell = GetButtonCell(buttonShape)
	
	'Add the piece if all input data is correct
	AddItemToList(buttonCell)
	
	'Enable AddItem button
'	button.Enabled = Tru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Function EditKilnButtonAction(buttonShape As Object)

	PrepareExecution()
	DisableAllButtons()
	SetSelectionToButtonCell(buttonShape)

	listBoxObj = GetKilnListBox()
	kilnName = listBoxObj.CurrentValue
	
	If (kilnName = "") Then
		MsgBox("Escolha um forno para alterar")
		EnableAllButtons()
		DisableKilnEdition()
		FinishExecution()
		Exit Function
	EndIf
	
	EnableKilnEdition()
	FinishExecution()
	
End Func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form = sheet.DrawPage.Forms.GetByIndex(0)
	listBoxObj = form.GetByName(listBoxName)
	kilnName = listBoxObj.CurrentValue
	
	msgText = "Tem certeza que deseja alterar os dados d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cellObj = GetCellPreviousRowSameColumn(cellObj)
	kilnLength = cellObj.GetString()
	
	cellLength = cellObj

	If (Not IsIntegerNumber(kilnLength)) Then
		SaveKilnEdition = InputMustBeANumberError(cellLength)
		En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kilnCellStart = kilnCell
	kilnCell = GetCellSameRowNextColumn(kilnCellStart)
	oldDataSize = 0
	While (kilnCell.GetString() &lt;&gt; "")
		kilnCell = GetCellSameRowNextColumn(kilnCell)
		oldDataSize = oldDataSize + 1
	WEnd
	
	kilnCell = GetCellSameRowNextColumn(kilnCellStart)
	Dim oldData(oldDataSize - 1) As String
	i = 0
	While (kilnCell.GetString() &lt;&gt; "")
		
		oldData(i) = kilnCell.GetString()
		i = i + 1
		
		kilnCell.SetString("")
		kilnCell = GetCellSameRowNextColumn(kilnCell)
		
	WEnd
	
	kilnCellStart.SetString("")
	
	numberOfSupports = UBound(supports) + 1
	Dim data(3+numberOfSupports) As String
	
	data(0) = kilnLength
	data(1) = kilnWidth
	data(2) = kilnHeight
	
	For i = 0 To UBound(supports)
		data(i+3) = supports(i)
	Next i
	
	If (Not CreateKilnRow(data)) Then
		CreateKilnRow(oldData)
		EnableKilnEdition()
		FinishExecution()
		Exit Function
	EndIf

	cellLength.SetString("")
	cellWidth.SetString("")
	cellHeight.SetString("")
	cellSupports.SetString("")
	
	SelectEmptyKiln()

	kilnName = GetKilnName(data(0), data(1), data(2))
	MsgBox("Alterações salvas. O forno foi renomeado para " &amp; kilnName)

	EnableAllButtons()
	FinishExecution()

End Function

Function CancelKilnEdition(buttonShape As Object)
	
	DisableKilnEdition()
	
	PrepareExecution()
	DisableAllButtons()

	SetSelectionToButtonCell(buttonShape)
	
	SelectEmptyKiln()

	EnableAllButtons()
	FinishExecution()

End Function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form = sheet.DrawPage.Forms.GetByIndex(0)
	listBoxObj = form.GetByName(listBoxName)
	kilnName = listBoxObj.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Function CleanListByRemoving(buttonShape As Object)

	PrepareExecution()
	DisableAllButtons()
	UpdateItemsCounters()

	If (nItems = 0) Then
		MsgBox("Não há items para remover")
		EnableAllButtons()
		FinishExecution()
		Exit Function
	EndIf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Function CleanList(buttonShape As Object)

	PrepareExecution()
	DisableAllButtons()
	UpdateItemsCounters()

	If (nItems = 0) Then
		MsgBox("Não há items para zerar")
		FinishExecution()
		Exit Function
	EndIf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Function WriteList(buttonShape As Object) As String
	
	PrepareExecution()
	DisableAllButtons()

	UpdateItemsCounters()
	
	textToWrite = GetCurrentListAsString()
	
	If textToWrite = "" Then
		EnableAllButtons()
		FinishExecution()
		Stop
	EndIf
	
	SetSelectionToButtonCell(buttonShape)
	
'	filePath = GetSaveAsFilePathFromUser("Salvar Lista como", GetSavedListsPath())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fileName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EnableAllButtons()
		FinishExecution()
		Stop
	EndIf

	WriteTextFile(filePath, textToWrite)
	pathString = ConvertASCIIPathAccentedLetters(filePath)
	MsgBox("Arquivo salvo em " &amp; pathString &amp; ".")
	
	pathLastModifiedList = filePath
	WriteList = filePath

	EnableAllButtons()
	FinishExecution()
	
End Function


Function WriteListLastOpened(buttonShape As Object)

	PrepareExecution()
	DisableAllButtons()

	UpdateItemsCounters()
	
	SetSelectionToButtonCell(buttonShape)
	
	textToWrite = GetCurrentListAsString()
	
	If textToWrite = "" Then
		EnableAllButtons()
		FinishExecution()
		Stop
	EndIf
	
'	filePath = GetSaveAsFilePathFromUser("Salvar Lista como", GetSavedListsPath())
	
	canceled = False
	picked = False
		
	If Replace(pathLastModifiedList, " ", "") = "" Then
		MsgBox("Nenhum arquivo de configuração foi aberto desde a inicialização da aplicação ou após a exclusão da última configuração. Escolha um novo nome para o arquivo.")
		pathLastModifiedList = WriteList(buttonShape)
	Else
		pathString = ConvertASCIIPathAccentedLetters(pathLastModifiedList)
		fileName = SplitPath(pathString)(UBound(SplitPath(pathString)))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filePath = GetFileToReadPathFromUser("Escolha a configuração a ser carregada", GetSavedListsPath())

	If (filePath = "") Then
		MsgBox("Operação Cancelada! Arquivo não selecionado.")
		EnableAllButtons()
		FinishExecution()	
		Exit Function
	EndIf
	
	UpdateItemsCounters()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EnableAllButtons()
	FinishExecution()

End Function


Function EraseSavedList(buttonShape As Object)

	PrepareExecution()
	DisableAllButtons()

	filePath = GetFileToReadPathFromUser("Escolha Lista a ser carregada", GetSavedListsPath())

	If (filePath = "") Then
		EnableAllButtons()
		FinishExecution()
		Exit Function
	EndIf 
	
	pathString = ConvertASCIIPathAccentedLetters(filePath)
	answer = MsgBox("Tem certeza que deseja apagar o arquivo " &amp; pathString &amp; "?", MB_YESNO)
	
	If (answer &lt;&gt; IDYES) Then
		EnableAllButtons()
		FinishExecution()
		Exit Function
	EndIf
	
	EraseFile(filePath)
	
	pathLastModifiedList = ""
	
	MsgBox("Arquivo apagado.")

	EnableAllButtons()
	FinishExecution()

End Function


Function EditListItems(buttonShape As Object)

	PrepareExecution()
	DisableAllButtons()
	
	UpdateItemsCounter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PrepareExecution()
	DisableAllButtons()
	StartedSolvingKilnProblem()
	
	AllowSolverExecutionAndWriting()

	UpdateItemsCounters()
	
	If (nItems = 0) Then
		MsgBox("Não há peças na lista.")
		EndedSolvingKilnProblem()
		EnableAllButtons()
		FinishExecution()
		Exit Function
	EndIf

'	GlobalScope.BasicLibraries.loadLibrary("ScriptForge")
'	ui = CreateScriptService("UI")
	msgText = "Se a aplicação disser que está travada é "
	msgText = msgText &amp; " devido a dificuldade de solução. Aguarde..."
'	ui.ShowProgressBar("Gerando solução. Por favor aguarde...", msgText, 1)

	progressBar = ThisComponent.getCurrentController().getFrame().createStatusIndicator()
	progressBar.start(msgText, 100)
	

	listAsText = GetCurrentListAsString()
	
	If listAsText = "" Then		
		progressBar.setValue(0)
		progressBar.setText("")
		progressBar.reset()
		progressBar.end()
		progressBar.start("", 0)
		progressBar.end()
		EndedSolvingKilnProblem()
		EnableAllButtons()
		FinishExecution()

		Exit Function
	EndIf
	
	If (Not HasItems(listAsText)) Then
		MsgBox("Operação Cancelada! Nenhuma peça tem quantidade maior que zero.")
		progressBar.setValue(0)
		progressBar.setText("")
		progressBar.reset()
		progressBar.end()
		progressBar.start("", 0)
		progressBar.end()
		EndedSolvingKilnProblem()
		EnableAllButtons()
		FinishExecution()
		Exit Function
	EndIf 

	kilnDataAsText = GetSelectedKilnInfoAsText()
	If (kilnDataAsText = "" Or kilnDataAsText = "0") Then
		MsgBox("Selecione um forno para colocar as peças")
		progressBar.setValue(0)
		progressBar.setText("")
		progressBar.reset()
		progressBar.end()
		progressBar.start("", 0)
		progressBar.end()
		EndedSolvingKilnProblem()
		EnableAllButtons()
		FinishExecution()
		Exit Function
	EndIf

	progressBar.setValue(20)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command = command &amp; "&gt;"	
	command = command &amp; " "
	command = command &amp; solutionBasePath &amp; ".info"
	
	progressBar.setValue(25)
	
	ExecCommand(command)

	solutionPDF = solutionBasePath &amp; ".pdf"
	
	progressBar.setValue(100)
	
	OpenPDFExternal(solutionPDF)
	
'	ui.ShowProgressBar("Plano Gerado", "Tudo pronto!", 100)

	progressBar.setValue(0)
	progressBar.setText("")
	progressBar.reset()
	progressBar.end()
	progressBar.start("", 0)
	progressBar.end()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	DeleteFile(itemFilePath)
'	DeleteFile(kilnFilePath)
'	DeleteFile(solutionPDF)
	
'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itemType = "") Then
		ReadItemInputData = FieldIsNeededError(inputCell)
		Exit Function
	EndIf
	
	'Read cells bellow
	inputCell = GetCellNextRowSameColumn(inputCell)
	itemDescription = inputCell.GetString()
	If (itemDescription = "") Then
		ReadItemInputData = FieldIsNeededError(inputCell)
		Exit Function
	EndIf

	inputCell = GetCellNextRowSameColumn(inputCell)
	itemHeight = inputCell.GetString()
	If (itemHeight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itemWidth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Chr(10)
	If total &gt; 0 Then
		infoAsText = infoAsText &amp; UBound(supports) + 1
	Else
		infoAsText = infoAsText &amp; "0"
	EndIf
	infoAsText = infoAsText &amp; Chr(10)

	For i = LBound(supports) To UBound(supports)
		infoAsText = infoAsText &amp; supports(i)
		infoAsText = infoAsText &amp; Chr(10)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FieldIsNeededError(inputCell)
		Exit Function
	Endif

	'Jump to next input cell ignoring next lable
	inputCell = GetCellSameRowNextColumn(inputCell)
	inputCell = GetCellSameRowNextColumn(inputCell)
	
	width = inputCell.GetString()
	If (width = "") Then
		ReadKilnData = FieldIsNeededError(inputCell)
		Exit Function
	Endif

	'Jump to next input cell ignoring next lable
	inputCell = GetCellSameRowNextColumn(inputCell)
	inputCell = GetCellSameRowNextColumn(inputCell)
	
	height = inputCell.GetString()
	If (height = "") Then
		ReadKilnData = FieldIsNeededError(inputCell)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Chr(10)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inputData(0)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CellBackColor = editableBGColor
	
	inputCell = GetCellPreviousRowSameColumn(inputCell)
	UnlockCell(inputCell)
	inputcell.CellBackColor = editableBGColor
	
	inputCell = GetCellSameRowNextColumn(inputCell)
	inputCell = GetCellSameRowNextColumn(inputCell)
	UnlockCell(inputCell)
	inputcell.CellBackColor = editableBGColor
	
	inputCell = GetCellSameRowNextColumn(inputCell)
	inputCell = GetCellSameRowNextColumn(inputCell)
	UnlockCell(inputCell)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LockCell(inputCell)
	
	inputCell = GetCellPreviousRowSameColumn(inputCell)
	inputcell.CellBackColor = nonEditableBGColor
	LockCell(inputCell)
	
	inputCell = GetCellSameRowNextColumn(inputCell)
	inputCell = GetCellSameRowNextColumn(inputCell)
	inputcell.CellBackColor = nonEditableBGColor
	LockCell(inputCell)
	
	inputCell = GetCellSameRowNextColumn(inputCell)
	inputCell = GetCellSameRowNextColumn(inputCell)
	inputCell.CellBackColor = nonEditableBGColor
	LockCell(inputCell)

'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inputData(0)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MsgBox(itemRow &amp; " " &amp; i)
			cellObj = GetCellObjectByIndex(itemRow, i)
			LockCell(cellObj)
		EndIf
	Next i

	nItems = nItems - 1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UpdateItemsCounters()
	
	If (nItems &lt;= 0) Then
		MsgBox("Lista vazia.")
		Exit Function
	EndIf

	firstHeaderCell = GetFirstCellOfListHeader()
	lastHeaderCell = GetLastCellOfListHeader()
	
	itemCell = GetCellNextRowSameColumn(firstHeaderCell)

	firstRow = GetCellRowIndex(itemCell)
	lastRow = firstRow + nItems - 1
	
	itemsList = GetAllItems()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Chr(10)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If (OSIsWindows()) Then
				splittedOnCR = Split(item(UBound(item)), Chr(13))
				value = splittedOnCR(0)
				For j = 1 To UBound(splittedOnCR)
					If (splittedOnCR(j) &lt;&gt; "") Then
						value = splittedOnCR(j)
					EndIf
				Next j
				item(UBound(item)) = value
			EndIf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Chr(10)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Chr(10)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GetFileToReadPathFromUser = ""
		Exit Function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_win"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Optional focusFlag As Integer)
	
	If IsMissing(focusFlag) Then
		focusFlag = 1
	EndIf
	
	If (OSIsUnix()) Then
		ExecLinuxCommand(command, focusFlag)
	ElseIf(OSIsWindows()) Then
		ExecWindowsCommand(command, focusFlag)
	EndIf
	
End Function


Function ExecLinuxCommand(command As String, focusFlag As Integer)

	shellCommand = "-c '" &amp; command &amp; "'"
	result = Shell("bash", focusFlag, shellCommand, True)

End Function

Function ExecWindowsCommand(command As String, focusFlag As Integer)

	command = ConvertPathsOfCommandToWindowsCmd(command)

	shellCommand = "/C """ &amp; command &amp; """"
	MsgBox(shellCommand)
	result = Shell("cmd.exe", focusFlag,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kilnNamePrefix)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cellRange.HoriJustify= com.sun.star.table.CellHoriJustify.CENTER
	cellRange.VertJustify = com.sun.star.table.CellVertJustify.CENT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element library:name="ExecuteClickAc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